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padding="0.049cm" fo:border="0.06pt solid #e3e3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: Quelle est la ville où Jeanne d'Arc a mené sa première bataille victorieuse, levant ainsi le siège qui durait depuis plusieurs mois ?</text:p>
      <text:p text:style-name="P1">a) Rouen b) Orléans c) Paris d) Reims</text:p>
      <text:p text:style-name="P1">Réponse correcte: b) Orléans</text:p>
      <text:p text:style-name="P1"/>
      <text:p text:style-name="P1">Question: Quelle partie du corps de Louis XIV a été affectée par une fistule, une maladie douloureuse qui lui a causé des problèmes de santé pendant une grande partie de sa vie ?</text:p>
      <text:p text:style-name="P1">a) Le pied b) L'estomac c) L'oreille d) L'anus</text:p>
      <text:p text:style-name="P1">Réponse correcte: d) L'anus</text:p>
      <text:p text:style-name="P1"/>
      <text:p text:style-name="P1">Question: Quel roi est mort des suites d'une blessure lors d'un combat de joute ?</text:p>
      <text:p text:style-name="P1">a) Henri IV b) François Ier c) Henri II d) Louis XIV</text:p>
      <text:p text:style-name="P1">Réponse correcte: c) Henri II</text:p>
      <text:p text:style-name="P1"/>
      <text:p text:style-name="P1">Question: Qui est considéré comme le premier roi des Francs ?</text:p>
      <text:p text:style-name="P1">a) Charlemagne b) Clovis c) Pépin le Bref d) Charles Martel</text:p>
      <text:p text:style-name="P1">Réponse correcte: b) Clovis</text:p>
      <text:p text:style-name="P1"/>
      <text:p text:style-name="P1"><text:line-break/>Question: Dans la comptine française, qui est célèbre pour "sa culotte en travers" ?</text:p>
      <text:p text:style-name="P1">a) Le roi Dagobert b) Le roi Louis c) Le roi Charles d) Le roi Philippe</text:p>
      <text:p text:style-name="P1">Réponse correcte: a) Le roi Dagobert</text:p>
      <text:p text:style-name="P1"/>
      <text:p text:style-name="P1"/>
      <text:p text:style-name="P1">Question: Quel roi français a transformé le Château de Fontainebleau en un lieu de résidence prestigieux, connu pour son style Renaissance et son parc magnifique ?</text:p>
      <text:p text:style-name="P1">a) Louis XIV b) François Ier c) Napoléon Bonaparte d) Henri IV</text:p>
      <text:p text:style-name="P1">Réponse correcte: b) François Ier</text:p>
      <text:p text:style-name="P1"/>
      <text:p text:style-name="P1">Question: Qui était président de la France pendant la Première Guerre mondiale, de 1913 à 1920, dirigeant le pays à travers cette période tumultueuse ?</text:p>
      <text:p text:style-name="P1">a) Georges Clemenceau b) Raymond Poincaré c) Alexandre Millerand d) Paul Deschanel</text:p>
      <text:p text:style-name="P1">Réponse correcte: b) Raymond Poincaré</text:p>
      <text:p text:style-name="P1"><text:soft-page-break/>Question: Dans une célèbre énigme historique, quelle couleur est attribuée au cheval blanc d'Henri IV ?</text:p>
      <text:p text:style-name="P1">a) Rouge b) Noir c) Blanc d) Gris</text:p>
      <text:p text:style-name="P1">Réponse correcte: c) Blanc</text:p>
      <text:p text:style-name="P1"/>
      <text:p text:style-name="P1">Question: Qui, avant le règne de Henri II, a réellement fait connaître Bordeaux dans l'histoire de France ?</text:p>
      <text:p text:style-name="P1">a) Charles VII b) Aliénor d'Aquitaine c) Louis IX (Saint Louis) d) Philippe IV le Bel</text:p>
      <text:p text:style-name="P1">Réponse correcte : b) Aliénor d'Aquitaine</text:p>
      <text:p text:style-name="P1"/>
      <text:p text:style-name="P1">Question : Sous quel roi de France le vin de Bordeaux était-il le plus réputé ?</text:p>
      <text:p text:style-name="P1">a) Louis XIV b) Henri IV c) François Ier d) Louis XV</text:p>
      <text:p text:style-name="P1">Réponse correcte : b) Henri IV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20:56:42.626000000</meta:creation-date>
    <dc:date>2024-03-14T21:32:35.481000000</dc:date>
    <meta:editing-duration>PT35M54S</meta:editing-duration>
    <meta:editing-cycles>1</meta:editing-cycles>
    <meta:document-statistic meta:table-count="0" meta:image-count="0" meta:object-count="0" meta:page-count="2" meta:paragraph-count="30" meta:word-count="363" meta:character-count="2044" meta:non-whitespace-character-count="1710"/>
    <meta:generator>LibreOffice/7.5.4.2$Windows_X86_64 LibreOffice_project/36ccfdc35048b057fd9854c757a8b67ec53977b6</meta:generator>
  </office:meta>
</office:document-meta>
</file>